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47ff" draw:marker-start="Arrow" draw:marker-start-width="0.153cm" draw:marker-end="Circle" draw:marker-end-width="0.153cm" draw:fill="solid" draw:fill-color="#ffffff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47ff" draw:marker-start="Circle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marker-start="Arrow" draw:marker-end="Circle" draw:fill="none" draw:fill-color="#ffffff" fo:min-height="0.88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="Arrow" draw:marker-end="Circle" draw:fill="none" draw:fill-color="#ffffff" fo:min-height="1.27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="Arrow" draw:marker-end="Circle" draw:fill="none" draw:fill-color="#ffffff" fo:min-height="1.2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="Arrow" draw:marker-end="Circle" draw:fill="none" draw:fill-color="#ffffff" fo:min-height="1.77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="Arrow" draw:marker-end="Circle" draw:fill="none" draw:fill-color="#ffffff" fo:min-height="1.016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47ff" draw:marker-start="Arrow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="Arrow" draw:marker-end="Circle" draw:fill="none" draw:fill-color="#ffffff" fo:min-height="0.76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1cm" svg:stroke-color="#000000" draw:marker-start="Arrow" draw:marker-end="Circle" draw:fill="none" draw:fill-color="#ffffff" fo:min-height="0.843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marker-start="Arrow" draw:marker-end="Circle" draw:fill="none" draw:fill-color="#ffffff" fo:min-height="1.22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1cm" svg:stroke-color="#000000" draw:marker-start="Arrow" draw:marker-end="Circle" draw:fill="none" draw:fill-color="#ffffff" fo:min-height="0.716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start="Arrow" draw:marker-end="Circle" draw:fill="none" draw:fill-color="#ffffff" fo:min-height="1.351cm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47ff" draw:marker-start="Arrow" draw:marker-end="Circle" draw:marker-end-width="0.153cm" draw:fill="none" draw:fill-color="#ffffff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svg:stroke-color="#000000" draw:marker-start="Arrow" draw:marker-end="Circle" draw:fill="none" draw:fill-color="#ffffff" fo:min-height="1.52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="Arrow" draw:marker-end="Circle" draw:fill="none" draw:fill-color="#ffffff" fo:min-height="1.143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4pt" style:font-size-asian="14pt" style:font-size-complex="14pt"/>
    </style:style>
    <style:style style:name="P3" style:family="paragraph">
      <style:text-properties fo:color="#4b1f6f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fo:color="#4b1f6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2.667cm" svg:x="3.413cm" svg:y="8.493cm"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2.54cm" svg:height="2.54cm" svg:x="8.747cm" svg:y="2.905cm">
          <text:p text:style-name="P1">End</text:p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2.54cm" svg:x="12.303cm" svg:y="10.779cm">
          <text:p text:style-name="P1">Field</text:p>
          <text:p text:style-name="P1">After</text:p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67cm" svg:height="2.667cm" svg:x="19.796cm" svg:y="7.477cm">
          <text:p text:style-name="P1">Fie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2.667cm" svg:x="6.334cm" svg:y="15.351cm">
          <text:p text:style-name="P1">Group</text:p>
          <text:p text:style-name="P1">After</text:p>
          <text:p text:style-name="P1">Gro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7cm" svg:height="2.667cm" svg:x="16.748cm" svg:y="1.508cm">
          <text:p text:style-name="P1">Group</text:p>
          <text:p text:style-name="P1">After</text:p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604cm" svg:y1="15.478cm" svg:x2="4.683cm" svg:y2="11.033cm">
          <text:p/>
        </draw:line>
        <draw:line draw:style-name="gr2" draw:text-style-name="P1" draw:layer="layout" svg:x1="12.303cm" svg:y1="12.049cm" svg:x2="6.207cm" svg:y2="9.763cm">
          <text:p/>
        </draw:line>
        <draw:path draw:style-name="gr3" draw:text-style-name="P1" draw:layer="layout" svg:width="1.935cm" svg:height="2.02cm" draw:transform="rotate (-2.35619449019234) translate (4.74713876650791cm 8.49313876650791cm)" svg:viewBox="0 0 1936 2021" svg:d="m0 0c146-20-404 1572 943 2021 1437-539 868-2040 944-2021">
          <text:p/>
        </draw:path>
        <draw:frame draw:style-name="gr4" draw:text-style-name="P2" draw:layer="layout" svg:width="3.202cm" svg:height="1.189cm" draw:transform="rotate (-0.999200996766754) translate (5.302cm 12.142cm)">
          <draw:text-box>
            <text:p text:style-name="P2"><text:span text:style-name="T1">Connective</text:span></text:p>
          </draw:text-box>
        </draw:frame>
        <draw:frame draw:style-name="gr5" draw:text-style-name="P2" draw:layer="layout" svg:width="2.54cm" svg:height="1.57cm" draw:transform="rotate (-0.372802328225989) translate (8.486cm 9.608cm)">
          <draw:text-box>
            <text:p text:style-name="P2"><text:span text:style-name="T1">Field</text:span></text:p>
          </draw:text-box>
        </draw:frame>
        <draw:frame draw:style-name="gr6" draw:text-style-name="P2" draw:layer="layout" svg:width="3.553cm" svg:height="1.54cm" draw:transform="rotate (0.974940920164032) translate (1.033cm 8.772cm)">
          <draw:text-box>
            <text:p text:style-name="P2"><text:span text:style-name="T1">Connective</text:span></text:p>
          </draw:text-box>
        </draw:frame>
        <draw:frame draw:style-name="gr7" draw:text-style-name="P3" draw:layer="layout" svg:width="3.81cm" svg:height="2.078cm" draw:transform="rotate (-0.890292451442307) translate (2.794cm 9.558cm)">
          <draw:text-box>
            <text:p text:style-name="P3"><text:span text:style-name="T2">Push Stack</text:span></text:p>
            <text:p text:style-name="P3"><text:span text:style-name="T2">+= group + (</text:span></text:p>
          </draw:text-box>
        </draw:frame>
        <draw:frame draw:style-name="gr8" draw:text-style-name="P2" draw:layer="layout" svg:width="3.937cm" svg:height="1.316cm" draw:transform="rotate (0.226892802759263) translate (12.205cm 3.111cm)">
          <draw:text-box>
            <text:p text:style-name="P2"><text:span text:style-name="T1">Connective</text:span></text:p>
          </draw:text-box>
        </draw:frame>
        <draw:line draw:style-name="gr2" draw:text-style-name="P1" draw:layer="layout" svg:x1="16.748cm" svg:y1="2.778cm" svg:x2="11.287cm" svg:y2="4.175cm">
          <text:p/>
        </draw:line>
        <draw:path draw:style-name="gr9" draw:text-style-name="P1" draw:layer="layout" svg:width="1.795cm" svg:height="1.71cm" draw:transform="rotate (-2.35619449019234) translate (10.017cm 2.905cm)" svg:viewBox="0 0 1796 1711" svg:d="m0 0c294 41 180 1616 808 1706 733 105 684-1665 988-1706">
          <text:p/>
        </draw:path>
        <draw:frame draw:style-name="gr10" draw:text-style-name="P2" draw:layer="layout" svg:width="4.191cm" svg:height="1.062cm" draw:transform="rotate (0.0513126800086333) translate (5.929cm 1.57cm)">
          <draw:text-box>
            <text:p text:style-name="P2"><text:span text:style-name="T1">End Connective</text:span></text:p>
          </draw:text-box>
        </draw:frame>
        <draw:connector draw:style-name="gr3" draw:text-style-name="P1" draw:layer="layout" draw:type="line" svg:x1="11.287cm" svg:y1="4.175cm" svg:x2="20.186cm" svg:y2="7.867cm" draw:start-shape="id1" draw:end-shape="id2" draw:end-glue-point="5" svg:d="m11287 4175 8899 3692">
          <text:p/>
        </draw:connector>
        <draw:frame draw:style-name="gr11" draw:text-style-name="P2" draw:layer="layout" svg:width="2.413cm" svg:height="1.143cm" draw:transform="rotate (-0.435808714222985) translate (15.831cm 5.064cm)">
          <draw:text-box>
            <text:p text:style-name="P2"><text:span text:style-name="T1">Field</text:span></text:p>
          </draw:text-box>
        </draw:frame>
        <draw:frame draw:style-name="gr12" draw:text-style-name="P3" draw:layer="layout" svg:width="3.302cm" svg:height="1.524cm" svg:x="5.953cm" svg:y="3.921cm">
          <draw:text-box>
            <text:p text:style-name="P3"><text:span text:style-name="T2">Pop Stack</text:span></text:p>
            <text:p text:style-name="P3"><text:span text:style-name="T2">+= )</text:span></text:p>
          </draw:text-box>
        </draw:frame>
        <draw:path draw:style-name="gr3" draw:text-style-name="P1" draw:layer="layout" svg:width="17.322cm" svg:height="9.825cm" draw:transform="rotate (-2.2156954854068) translate (27.266473527393cm 8.74777433292283cm)" svg:viewBox="0 0 17323 9826" svg:d="m0 9825c1611-22-797-6870 1486-8905 2359-1934 5689-465 8180 1157 1805 1344 6337 7749 7657 7749">
          <text:p/>
        </draw:path>
        <draw:frame draw:style-name="gr11" draw:text-style-name="P2" draw:layer="layout" svg:width="3.302cm" svg:height="1.143cm" draw:transform="rotate (-0.620290016158785) translate (20.919cm 3.358cm)">
          <draw:text-box>
            <text:p text:style-name="P2"><text:span text:style-name="T1">Connective</text:span></text:p>
          </draw:text-box>
        </draw:frame>
        <draw:line draw:style-name="gr2" draw:text-style-name="P1" draw:layer="layout" svg:x1="14.843cm" svg:y1="12.049cm" svg:x2="18.145cm" svg:y2="4.175cm">
          <text:p/>
        </draw:line>
        <draw:frame draw:style-name="gr13" draw:text-style-name="P2" draw:layer="layout" svg:width="2.159cm" svg:height="1.016cm" draw:transform="rotate (-1.93085775148133) translate (18.907cm 4.694cm)">
          <draw:text-box>
            <text:p text:style-name="P2"><text:span text:style-name="T1">Field</text:span></text:p>
          </draw:text-box>
        </draw:frame>
        <draw:frame draw:style-name="gr14" draw:text-style-name="P3" draw:layer="layout" svg:width="3.81cm" svg:height="1.651cm" svg:x="19.415cm" svg:y="1.762cm">
          <draw:text-box>
            <text:p text:style-name="P3"><text:span text:style-name="T2">Push Stack</text:span></text:p>
            <text:p text:style-name="P3"><text:span text:style-name="T2">+= group + (</text:span></text:p>
          </draw:text-box>
        </draw:frame>
        <draw:path draw:style-name="gr15" draw:text-style-name="P1" draw:layer="layout" svg:width="1.886cm" svg:height="1.532cm" draw:transform="rotate (-1.5707963267949) translate (6.724cm 15.741cm)" svg:viewBox="0 0 1887 1533" svg:d="m0 0c330 7 118 1533 1007 1533 897 0 581-1526 880-1533">
          <text:p/>
        </draw:path>
        <draw:frame draw:style-name="gr16" draw:text-style-name="P2" draw:layer="layout" svg:width="3.556cm" svg:height="1.824cm" draw:transform="rotate (1.56189514760973) translate (4.302cm 18.383cm)">
          <draw:text-box>
            <text:p text:style-name="P2"><text:span text:style-name="T1">Connective</text:span></text:p>
          </draw:text-box>
        </draw:frame>
        <draw:line draw:style-name="gr2" draw:text-style-name="P1" draw:layer="layout" svg:x1="13.573cm" svg:y1="13.319cm" svg:x2="8.62cm" svg:y2="15.732cm">
          <text:p/>
        </draw:line>
        <draw:frame draw:style-name="gr13" draw:text-style-name="P2" draw:layer="layout" svg:width="2.413cm" svg:height="1.016cm" draw:transform="rotate (0.511730536684737) translate (9.575cm 14.247cm)">
          <draw:text-box>
            <text:p text:style-name="P2"><text:span text:style-name="T1">Field</text:span></text:p>
          </draw:text-box>
        </draw:frame>
        <draw:frame draw:style-name="gr12" draw:text-style-name="P3" draw:layer="layout" svg:width="3.937cm" svg:height="1.524cm" svg:x="6.08cm" svg:y="18.145cm">
          <draw:text-box>
            <text:p text:style-name="P3"><text:span text:style-name="T2">Push Stack</text:span></text:p>
            <text:p text:style-name="P3"><text:span text:style-name="T2">+= (</text:span></text:p>
          </draw:text-box>
        </draw:frame>
        <draw:line draw:style-name="gr2" draw:text-style-name="P1" draw:layer="layout" svg:x1="6.08cm" svg:y1="9.763cm" svg:x2="19.923cm" svg:y2="8.747cm">
          <text:p/>
        </draw:line>
        <draw:frame draw:style-name="gr10" draw:text-style-name="P2" draw:layer="layout" svg:width="3.175cm" svg:height="1.062cm" svg:x="16.748cm" svg:y="8.066cm">
          <draw:text-box>
            <text:p text:style-name="P2"><text:span text:style-name="T1">Connective</text:span></text:p>
          </draw:text-box>
        </draw:frame>
        <draw:line draw:style-name="gr2" draw:text-style-name="P1" draw:layer="layout" svg:x1="10.906cm" svg:y1="5.064cm" svg:x2="19.923cm" svg:y2="8.112cm">
          <text:p/>
        </draw:line>
        <draw:frame draw:style-name="gr4" draw:text-style-name="P2" draw:layer="layout" svg:width="4.191cm" svg:height="1.189cm" draw:transform="rotate (2.80736210183288) translate (18.137cm 8.331cm)">
          <draw:text-box>
            <text:p text:style-name="P2"><text:span text:style-name="T1">End Connective</text:span></text:p>
          </draw:text-box>
        </draw:frame>
        <draw:path draw:style-name="gr9" draw:text-style-name="P1" draw:layer="layout" svg:width="1.884cm" svg:height="1.215cm" draw:transform="rotate (0.785398163397448) translate (21.13cm 10.144cm)" svg:viewBox="0 0 1885 1216" svg:d="m0 0c356 21 224 1302 1032 1212 629 90 581-1191 853-1212">
          <text:p/>
        </draw:path>
        <draw:frame draw:style-name="gr13" draw:text-style-name="P2" draw:layer="layout" svg:width="1.857cm" svg:height="1.016cm" draw:transform="rotate (-2.23035625112355) translate (23.987cm 10.073cm)">
          <draw:text-box>
            <text:p text:style-name="P2"><text:span text:style-name="T1">Field</text:span></text:p>
          </draw:text-box>
        </draw:frame>
        <draw:frame draw:style-name="gr17" draw:text-style-name="P3" draw:layer="layout" svg:width="4.445cm" svg:height="1.443cm" svg:x="19.542cm" svg:y="6.669cm">
          <draw:text-box>
            <text:p text:style-name="P3"><text:span text:style-name="T2">+= group + $r</text:span></text:p>
          </draw:text-box>
        </draw:frame>
        <draw:line draw:style-name="gr2" draw:text-style-name="P1" draw:layer="layout" svg:x1="6.08cm" svg:y1="10.144cm" svg:x2="12.303cm" svg:y2="12.557cm">
          <text:p/>
        </draw:line>
        <draw:frame draw:style-name="gr10" draw:text-style-name="P2" draw:layer="layout" svg:width="3.81cm" svg:height="1.062cm" draw:transform="rotate (2.81748501149445) translate (10.441cm 12.684cm)">
          <draw:text-box>
            <text:p text:style-name="P2"><text:span text:style-name="T1">Connective</text:span></text:p>
          </draw:text-box>
        </draw:frame>
        <draw:line draw:style-name="gr2" draw:text-style-name="P1" draw:layer="layout" svg:x1="10.017cm" svg:y1="5.445cm" svg:x2="13.573cm" svg:y2="10.779cm">
          <text:p/>
        </draw:line>
        <draw:frame draw:style-name="gr11" draw:text-style-name="P2" draw:layer="layout" svg:width="4.445cm" svg:height="1.143cm" draw:transform="rotate (2.21045949765082) translate (12.91cm 11.16cm)">
          <draw:text-box>
            <text:p text:style-name="P2"><text:span text:style-name="T1">End Connective</text:span></text:p>
          </draw:text-box>
        </draw:frame>
        <draw:line draw:style-name="gr2" draw:text-style-name="P1" draw:layer="layout" svg:x1="21.066cm" svg:y1="10.144cm" svg:x2="14.97cm" svg:y2="12.049cm">
          <text:p/>
        </draw:line>
        <draw:frame draw:style-name="gr13" draw:text-style-name="P2" draw:layer="layout" svg:width="2.159cm" svg:height="1.016cm" draw:transform="rotate (0.333881485906515) translate (16.788cm 10.708cm)">
          <draw:text-box>
            <text:p text:style-name="P2"><text:span text:style-name="T1">Field</text:span></text:p>
          </draw:text-box>
        </draw:frame>
        <draw:frame draw:style-name="gr10" draw:text-style-name="P3" draw:layer="layout" svg:width="2.921cm" svg:height="1.062cm" svg:x="13.7cm" svg:y="13.192cm">
          <draw:text-box>
            <text:p text:style-name="P3"><text:span text:style-name="T2">+= $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2256" svg:d="m1127 2120-449-2006-9-42-25-39-38-25-38-8-43 8-38 25-25 39-9 42-449 2006v13l-4 9 9 42 25 38 38 25 42 9h903l42-9 38-25 26-38 8-42v-9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idin </meta:initial-creator>
    <meta:creation-date>2014-02-06T06:57:37</meta:creation-date>
    <dc:date>2014-02-06T08:26:24</dc:date>
    <dc:creator>Aidin </dc:creator>
    <meta:editing-duration>PT1H14M37S</meta:editing-duration>
    <meta:editing-cycles>26</meta:editing-cycles>
    <meta:generator>LibreOffice/3.6$Linux_X86_64 LibreOffice_project/360m1$Build-2</meta:generator>
    <meta:document-statistic meta:object-count="44"/>
  </office:meta>
</office:document-meta>
</file>